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Consolas" fo:font-size="10pt" style:font-size-asian="10pt" style:font-size-complex="10pt"/>
    </style:style>
    <style:style style:name="P3" style:family="paragraph" style:parent-style-name="Standard" style:list-style-name="L1">
      <style:text-properties fo:color="#999999" style:font-name="Consolas" fo:font-size="10pt" style:font-size-asian="10pt" style:font-size-complex="10pt"/>
    </style:style>
    <style:style style:name="P4" style:family="paragraph" style:parent-style-name="Standard" style:list-style-name="L1">
      <style:text-properties fo:color="#999999" style:font-name="Consola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color="#999999"/>
    </style:style>
    <style:style style:name="P7" style:family="paragraph" style:parent-style-name="Standard" style:list-style-name="L1">
      <style:text-properties style:font-name="Calibri" fo:font-size="10pt" style:font-size-asian="10pt" style:font-size-complex="10pt"/>
    </style:style>
    <style:style style:name="P8" style:family="paragraph" style:parent-style-name="Standard" style:list-style-name="L1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style:font-name="Consolas" fo:font-size="10pt" style:font-size-asian="10pt" style:font-size-complex="10pt"/>
    </style:style>
    <style:style style:name="P10" style:family="paragraph" style:parent-style-name="Standard" style:list-style-name="L1">
      <style:text-properties fo:color="#000000" style:font-name="Consolas" fo:font-size="10pt" style:font-size-asian="10pt" style:font-size-complex="10pt"/>
    </style:style>
    <style:style style:name="P11" style:family="paragraph" style:parent-style-name="Standard" style:list-style-name="L1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/>
    </style:style>
    <style:style style:name="T3" style:family="text">
      <style:text-properties fo:color="#999999" style:font-name="Consolas"/>
    </style:style>
    <style:style style:name="T4" style:family="text">
      <style:text-properties fo:color="#999999" style:font-name="Consolas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999999" style:font-name="Consolas" fo:font-size="10pt" style:text-underline-style="none" style:font-size-asian="10pt" style:font-size-complex="10pt"/>
    </style:style>
    <style:style style:name="T6" style:family="text">
      <style:text-properties fo:color="#999999" style:font-name="Consolas" fo:font-size="10pt" style:font-size-asian="10pt" style:font-size-complex="10pt"/>
    </style:style>
    <style:style style:name="T7" style:family="text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999999" style:font-name="Consolas" style:text-underline-style="solid" style:text-underline-width="auto" style:text-underline-color="font-color"/>
    </style:style>
    <style:style style:name="T9" style:family="text">
      <style:text-properties fo:color="#999999" style:font-name="Consolas" style:text-underline-style="none"/>
    </style:style>
    <style:style style:name="T10" style:family="text">
      <style:text-properties fo:color="#999999" style:font-name="Consolas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999999" style:text-line-through-style="none" style:font-name="Consolas" fo:font-size="10pt" style:font-size-asian="10pt" style:font-size-complex="10pt"/>
    </style:style>
    <style:style style:name="T12" style:family="text">
      <style:text-properties fo:color="#999999" style:text-line-through-style="none" style:font-name="Consolas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color="#999999" style:text-line-through-style="none" style:font-name="Consolas" fo:font-size="10pt" style:text-underline-style="none" style:font-size-asian="10pt" style:font-size-complex="10pt"/>
    </style:style>
    <style:style style:name="T14" style:family="text">
      <style:text-properties fo:color="#999999" style:text-line-through-style="none" style:font-name="Consolas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999999" style:text-underline-style="solid" style:text-underline-width="auto" style:text-underline-color="font-color"/>
    </style:style>
    <style:style style:name="T16" style:family="text">
      <style:text-properties fo:color="#999999" style:text-underline-style="none"/>
    </style:style>
    <style:style style:name="T17" style:family="text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999999" style:font-name="Consolas" fo:font-size="10pt" style:font-size-asian="10pt" style:font-size-complex="10pt"/>
    </style:style>
    <style:style style:name="T19" style:family="text">
      <style:text-properties style:font-name="Consolas"/>
    </style:style>
    <style:style style:name="T20" style:family="text">
      <style:text-properties style:font-name="Consolas" fo:font-size="10pt" style:font-size-asian="10pt" style:font-size-complex="10pt"/>
    </style:style>
    <style:style style:name="T21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font-name="Consolas"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style:font-name="Consolas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00" style:font-name="Consolas" fo:font-size="10pt" style:font-size-asian="10pt" style:font-size-complex="10pt"/>
    </style:style>
    <style:style style:name="T25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000000" style:text-line-through-style="none" style:font-name="Consolas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000000" style:text-line-through-style="none" style:font-name="Consolas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ff" fo:font-size="18pt" style:font-size-asian="18pt" style:font-size-complex="18pt"/>
    </style:style>
    <style:style style:name="T30" style:family="text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color="#0000ff" style:font-name="Consolas" fo:font-size="18pt" style:font-size-asian="18pt" style:font-size-complex="18pt"/>
    </style:style>
    <style:style style:name="T32" style:family="text">
      <style:text-properties fo:color="#0000ff" style:font-name="Consolas"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T34" style:family="text">
      <style:text-properties style:text-line-through-style="none" style:font-name="Consolas" fo:font-size="10pt" fo:font-weight="normal" style:font-size-asian="10pt" style:font-weight-asian="normal" style:font-size-complex="10pt" style:font-weight-complex="normal"/>
    </style:style>
    <style:style style:name="T35" style:family="text">
      <style:text-properties style:font-name="Consolas" fo:font-size="10pt" style:font-size-asian="10pt" style:font-size-complex="10pt"/>
    </style:style>
    <style:style style:name="T36" style:family="text">
      <style:text-properties style:font-name="Consolas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456448" text:style-name="L1">
        <text:list-item>
          <text:p text:style-name="P2"><text:span text:style-name="T1">Home </text:span>( (public)(<text:span text:style-name="T29">account</text:span>) ) Screen View </text:p>
          <text:list>
            <text:list-item>
              <text:p text:style-name="P3">Menu: Registration , Terms of Use, </text:p>
            </text:list-item>
            <text:list-item>
              <text:p text:style-name="P3">Welcome withsmythj@michigan.gov</text:p>
            </text:list-item>
            <text:list-item>
              <text:p text:style-name="P3">Grid: Your Tasks</text:p>
            </text:list-item>
            <text:list-item>
              <text:p text:style-name="P3">Task Messages:</text:p>
              <text:list>
                <text:list-item>
                  <text:p text:style-name="P7"><text:span text:style-name="T8">Go</text:span><text:span text:style-name="T9">, </text:span><text:span text:style-name="T3">1, Complete Registration, smythj</text:span><text:a xlink:type="simple" xlink:href="mailto:smithj@yahoo.com"><text:span text:style-name="T19">@yahoo.com]</text:span></text:a><text:span text:style-name="T3"> 10/23/2011 </text:span></text:p>
                </text:list-item>
              </text:list>
            </text:list-item>
            <text:list-item>
              <text:p text:style-name="P3">System Activity Messages:</text:p>
              <text:list>
                <text:list-item>
                  <text:p text:style-name="P4"/>
                </text:list-item>
                <text:list-item>
                  <text:p text:style-name="P1"><text:span text:style-name="T7">record [role:(public)(account)][act_activity:Auto-Granted] [act_msg:Account Privileges]</text:span><text:span text:style-name="T7">[act_project:]</text:span><text:a xlink:type="simple" xlink:href="mailto:system@michigan.gov">[act_owner:system@michigan.gov]</text:a><text:span text:style-name="T7"> [act_insertdate:10/23/2011]</text:span></text:p>
                </text:list-item>
                <text:list-item>
                  <text:p text:style-name="P1"><text:span text:style-name="T7">record [role:(public)(</text:span><text:span text:style-name="T10">account</text:span><text:span text:style-name="T7">)][act_activity:Created][act_msg:Account]</text:span><text:span text:style-name="T7">[act_project:]</text:span><text:span text:style-name="T7">[act_owner:smythj</text:span><text:a xlink:type="simple" xlink:href="mailto:smithj@yahoo.com"><text:span text:style-name="T6">@yahoo.com]</text:span></text:a><text:span text:style-name="T7">[act_insertdate:10/23/2011 ]</text:span></text:p>
                </text:list-item>
                <text:list-item>
                  <text:p text:style-name="P8"/>
                </text:list-item>
              </text:list>
            </text:list-item>
          </text:list>
        </text:list-item>
        <text:list-item>
          <text:p text:style-name="P2">Home( (public)(<text:span text:style-name="T29">registrant</text:span>) ) Screen View </text:p>
          <text:list>
            <text:list-item>
              <text:p text:style-name="P3">Situation: </text:p>
            </text:list-item>
            <text:list-item>
              <text:p text:style-name="P3">Menu: Registration, Ask SHPO , Terms of Use, Logout</text:p>
            </text:list-item>
            <text:list-item>
              <text:p text:style-name="P3">Welcome withsmythj@michigan.gov</text:p>
            </text:list-item>
            <text:list-item>
              <text:p text:style-name="P3">Grid: Your Tasks</text:p>
            </text:list-item>
            <text:list-item>
              <text:p text:style-name="P3">Task Messages:</text:p>
              <text:list>
                <text:list-item>
                  <text:p text:style-name="P1"><text:span text:style-name="T4">Request</text:span><text:span text:style-name="T5">, </text:span><text:span text:style-name="T6">1, Request National Register Privileges , smythj</text:span><text:a xlink:type="simple" xlink:href="mailto:smithj@yahoo.com"><text:span text:style-name="T19">@yahoo.com]</text:span></text:a><text:span text:style-name="T6"> 10/23/2011 </text:span></text:p>
                </text:list-item>
                <text:list-item>
                  <text:p text:style-name="P1"><text:span text:style-name="T4">Request</text:span><text:span text:style-name="T5">, 2</text:span><text:span text:style-name="T6">, Request Environmental Privileges , smythj</text:span><text:a xlink:type="simple" xlink:href="mailto:smithj@yahoo.com"><text:span text:style-name="T19">@yahoo.com]</text:span></text:a><text:span text:style-name="T6"> 10/23/2011 </text:span></text:p>
                </text:list-item>
              </text:list>
            </text:list-item>
            <text:list-item>
              <text:p text:style-name="P8">System Activity Messages:</text:p>
              <text:list>
                <text:list-item>
                  <text:p text:style-name="P5"/>
                </text:list-item>
                <text:list-item>
                  <text:p text:style-name="P1"><text:span text:style-name="T7"><text:s/>record [role:</text:span><text:span text:style-name="T7">(public)(</text:span><text:span text:style-name="T10">registrant</text:span><text:span text:style-name="T7">)]</text:span><text:span text:style-name="T7">[act_activity:Auto-Granted][act_msg: Registrant Privileges] <text:s text:c="2"/>[act_project:][act_owner:system</text:span><text:a xlink:type="simple" xlink:href="mailto:manager@michigan.gov"><text:span text:style-name="T6">@michigan.gov]</text:span></text:a><text:span text:style-name="T7">[act_insertdate:10/24/2011]</text:span></text:p>
                </text:list-item>
                <text:list-item>
                  <text:p text:style-name="P1"><text:span text:style-name="T7"><text:s/>record [role:</text:span><text:span text:style-name="T7">(public)(</text:span><text:span text:style-name="T10">registrant</text:span><text:span text:style-name="T7">)]</text:span><text:span text:style-name="T7">[act_activity:Created] <text:s text:c="4"/>[act_msg: Experinece and Expertise][act_project:]</text:span><text:a xlink:type="simple" xlink:href="mailto:smithj@yahoo.com"><text:span text:style-name="T6">[act_owner:smythj@yahoo.com]</text:span></text:a><text:span text:style-name="T7"> [act_insertdate:10/23/2011 ]</text:span></text:p>
                </text:list-item>
                <text:list-item>
                  <text:p text:style-name="P1"><text:span text:style-name="T7"><text:s/>record [role:</text:span><text:span text:style-name="T7">(public)(</text:span><text:span text:style-name="T10">registrant</text:span><text:span text:style-name="T7">)]</text:span><text:span text:style-name="T7">[act_activity:Created] <text:s text:c="4"/>[act_msg: Mailing Address] <text:s text:c="8"/>[act_project:]</text:span><text:a xlink:type="simple" xlink:href="mailto:smithj@yahoo.com"><text:span text:style-name="T6">[act_owner:smythj@yahoo.com]</text:span></text:a><text:span text:style-name="T7"> [act_insertdate:10/23/2011 ]</text:span></text:p>
                </text:list-item>
                <text:list-item>
                  <text:p text:style-name="P1"><text:span text:style-name="T7"><text:s/>record [role:(public)(</text:span><text:span text:style-name="T10">registrant</text:span><text:span text:style-name="T7">)][act_activity:Created] <text:s text:c="4"/>[act_msg: Phone] <text:s text:c="18"/>[act:project:][act_owner:smythj</text:span><text:a xlink:type="simple" xlink:href="mailto:smithj@yahoo.com"><text:span text:style-name="T2">@yahoo.com]</text:span></text:a><text:span text:style-name="T7"> [act_insertdate:10/23/2011 ]</text:span></text:p>
                </text:list-item>
                <text:list-item>
                  <text:p text:style-name="P1"><text:span text:style-name="T7"><text:s/>record [role:(public)(</text:span><text:span text:style-name="T10">registrant</text:span><text:span text:style-name="T7">)][act_activity:Auto-Granted][act_msg:Account Privileges] <text:s text:c="6"/>[act_project:]</text:span><text:a xlink:type="simple" xlink:href="mailto:system@michigan.gov">[act_owner:system@michigan.gov]</text:a><text:span text:style-name="T7">[act_insertdate:10/23/2011]</text:span></text:p>
                </text:list-item>
                <text:list-item>
                  <text:p text:style-name="P1"><text:span text:style-name="T7"><text:s/>record [role:(public)(</text:span><text:span text:style-name="T10">registrant</text:span><text:span text:style-name="T7">)][act_activity:Created] <text:s text:c="4"/>[act_msg:Account] <text:s text:c="17"/>[act_project:][act_owner:smythj</text:span><text:a xlink:type="simple" xlink:href="mailto:smithj@yahoo.com"><text:span text:style-name="T6">@yahoo.com]</text:span></text:a><text:span text:style-name="T7">[act_insertdate:10/23/2011 ]</text:span></text:p>
                </text:list-item>
                <text:list-item>
                  <text:p text:style-name="P8"/>
                  <text:p text:style-name="P8"/>
                </text:list-item>
              </text:list>
            </text:list-item>
          </text:list>
        </text:list-item>
        <text:list-item>
          <text:p text:style-name="P2">Home( (public)(registrant)(<text:span text:style-name="T29">NRN</text:span>) ) Screen View </text:p>
          <text:list>
            <text:list-item>
              <text:p text:style-name="P10">Situation: pre creation of first NRN preliminary questionaire</text:p>
            </text:list-item>
            <text:list-item>
              <text:p text:style-name="P10">Menu: Registration, Ask SHPO , Terms of Use, Logout</text:p>
            </text:list-item>
            <text:list-item>
              <text:p text:style-name="P10">Welcome withsmythj@michigan.gov]</text:p>
            </text:list-item>
            <text:list-item>
              <text:p text:style-name="P10">Grid: Your Tasks</text:p>
            </text:list-item>
            <text:list-item>
              <text:p text:style-name="P10">Task Messages:</text:p>
              <text:list>
                <text:list-item>
                  <text:p text:style-name="P1"><text:span text:style-name="T12">New</text:span><text:span text:style-name="T13">, 1, Start New National Register Preliminary Questionnaire , smythj</text:span><text:a xlink:type="simple" xlink:href="mailto:smithj@yahoo.com">@yahoo.com]</text:a><text:span text:style-name="T13"> 10/23/2011</text:span></text:p>
                </text:list-item>
                <text:list-item>
                  <text:p text:style-name="P1"><text:span text:style-name="T12">Request</text:span><text:span text:style-name="T13">, 2</text:span><text:span text:style-name="T11">, Request Environmental Privileges , smythj</text:span><text:a xlink:type="simple" xlink:href="mailto:smithj@yahoo.com"><text:span text:style-name="T2">@yahoo.com]</text:span></text:a><text:span text:style-name="T11"> 10/23/2011</text:span><text:span text:style-name="T6"> </text:span></text:p>
                </text:list-item>
                <text:list-item>
                  <text:p text:style-name="P1"><text:span text:style-name="T24"/></text:p>
                  <text:p text:style-name="P1"/>
                </text:list-item>
              </text:list>
            </text:list-item>
            <text:list-item>
              <text:p text:style-name="P8">System Activity Messages:</text:p>
              <text:list>
                <text:list-item>
                  <text:p text:style-name="P6"><text:span text:style-name="T21">record [role:(public)(registrant)(</text:span><text:span text:style-name="T21">NRN</text:span><text:span text:style-name="T21">) ][act_activity:Auto-Granted][act_msg:NRN Editor Privileges] <text:s text:c="7"/></text:span><text:span text:style-name="T21">[act_project:The House on the Corner]</text:span><text:span text:style-name="T21"> <text:s text:c="8"/>[act_owner:system@michigan.gov], [act_insertdate:10/24/2011]</text:span></text:p>
                </text:list-item>
                <text:list-item>
                  <text:p text:style-name="P1"><text:span text:style-name="T7"><text:s/>record [role:</text:span><text:span text:style-name="T7">(public)(registrant)(</text:span><text:span text:style-name="T10">NRN</text:span><text:span text:style-name="T7">) </text:span><text:span text:style-name="T7">][act_activity:Initiated] <text:s text:c="2"/>[act_msg:NRN Preliminary Questionnaire][act_project:The House on the Corner] <text:s text:c="8"/>[act_owner:</text:span><text:a xlink:type="simple" xlink:href="mailto:smythj@yahoo.com">smythj@yahoo.com</text:a><text:span text:style-name="T7">] <text:s text:c="3"/>[act_insertdate:10/24/2011]</text:span></text:p>
                </text:list-item>
                <text:list-item>
                  <text:p text:style-name="P1"><text:span text:style-name="T7"><text:s/>record [role:</text:span><text:span text:style-name="T7">(public)(registrant)(</text:span><text:span text:style-name="T10">NRN</text:span><text:span text:style-name="T7">) </text:span><text:span text:style-name="T7">][act_activity:Auto-Granted][act_msg:National Register Privileges] [act_project:][act_owner:system</text:span><text:a xlink:type="simple" xlink:href="mailto:manager@michigan.gov"><text:span text:style-name="T6">@michigan.gov]</text:span></text:a><text:span text:style-name="T7"> [act_insertdate:10/24/2011]</text:span></text:p>
                </text:list-item>
                <text:list-item>
                  <text:p text:style-name="P1"><text:span text:style-name="T7"><text:s/>record [role:</text:span><text:span text:style-name="T7">(public)(registrant)(</text:span><text:span text:style-name="T10">NRN</text:span><text:span text:style-name="T7">) </text:span><text:span text:style-name="T7">][act_activity:Requested] <text:s text:c="2"/>[act_msg:National Register Privileges] [act_project:]</text:span><text:a xlink:type="simple" xlink:href="mailto:smithj@yahoo.com">[act_owner:smythj@yahoo.com</text:a><text:span text:style-name="T7">] <text:s text:c="3"/></text:span><text:soft-page-break/><text:span text:style-name="T7">[act_insertdate:10/23/2011 ]</text:span></text:p>
                </text:list-item>
                <text:list-item>
                  <text:p text:style-name="P1"><text:span text:style-name="T7"><text:s/>record [role:</text:span><text:span text:style-name="T7">(public)(registrant)(</text:span><text:span text:style-name="T10">NRN</text:span><text:span text:style-name="T7">) </text:span><text:span text:style-name="T7">][act_activity:Auto-Granted][act_msg:Registrant Privileges] <text:s text:c="7"/>[act_project:][act_owner:system</text:span><text:a xlink:type="simple" xlink:href="mailto:manager@michigan.gov"><text:span text:style-name="T6">@michigan.gov]</text:span></text:a><text:span text:style-name="T7"> [act_insertdate:10/24/2011]</text:span></text:p>
                </text:list-item>
                <text:list-item>
                  <text:p text:style-name="P1"><text:span text:style-name="T7"><text:s/>record [role:</text:span><text:span text:style-name="T7">(public)(registrant)(</text:span><text:span text:style-name="T10">NRN</text:span><text:span text:style-name="T7">) </text:span><text:span text:style-name="T7">][act_activity:Created] <text:s text:c="4"/>[act_msg:Experinece and Expertise] <text:s text:c="4"/>[act_project:]</text:span><text:a xlink:type="simple" xlink:href="mailto:smithj@yahoo.com"><text:span text:style-name="T6">[act_owner:smythj@yahoo.com]</text:span></text:a><text:span text:style-name="T7"> <text:s text:c="3"/>[act_insertdate:10/23/2011 ]</text:span></text:p>
                </text:list-item>
                <text:list-item>
                  <text:p text:style-name="P1"><text:span text:style-name="T7"><text:s/>record [role:</text:span><text:span text:style-name="T7">(public)(registrant)(</text:span><text:span text:style-name="T10">NRN</text:span><text:span text:style-name="T7">) </text:span><text:span text:style-name="T7">][act_activity:Created] <text:s text:c="4"/>[act_msg:Mailing Address] <text:s text:c="13"/>[act_project:]</text:span><text:a xlink:type="simple" xlink:href="mailto:smithj@yahoo.com"><text:span text:style-name="T6">[act_owner:smythj@yahoo.com]</text:span></text:a><text:span text:style-name="T7"> <text:s text:c="3"/>[act_insertdate:10/23/2011 ]</text:span></text:p>
                </text:list-item>
                <text:list-item>
                  <text:p text:style-name="P1"><text:span text:style-name="T7"><text:s/>record [role:</text:span><text:span text:style-name="T7">(public)(registrant)(</text:span><text:span text:style-name="T10">NRN</text:span><text:span text:style-name="T7">) </text:span><text:span text:style-name="T7">][act_activity:Created] <text:s text:c="4"/>[act_msg:Phone] <text:s text:c="23"/>[act_project:][act_owner:</text:span><text:a xlink:type="simple" xlink:href="mailto:smythj@yahoo.com">smythj</text:a><text:a xlink:type="simple" xlink:href="mailto:smythj@yahoo.com"><text:span text:style-name="T6">@yahoo.com</text:span></text:a><text:a xlink:type="simple" xlink:href="mailto:smithj@yahoo.com">]</text:a><text:span text:style-name="T6"> <text:s text:c="3"/></text:span><text:span text:style-name="T7">[act_insertdate:10/23/2011 ]</text:span></text:p>
                </text:list-item>
                <text:list-item>
                  <text:p text:style-name="P1"><text:span text:style-name="T7"><text:s/>record [role:</text:span><text:span text:style-name="T7">(public)(registrant)(</text:span><text:span text:style-name="T10">NRN</text:span><text:span text:style-name="T7">) </text:span><text:span text:style-name="T7">][act_activity:Auto-Granted][act_msg:Account Privileges] <text:s text:c="10"/>[act_project:]</text:span><text:a xlink:type="simple" xlink:href="mailto:system@michigan.gov">[act_owner:</text:a><text:a xlink:type="simple" xlink:href="mailto:system@michigan.gov">system@michigan.gov</text:a><text:a xlink:type="simple" xlink:href="mailto:system@michigan.gov">]</text:a><text:span text:style-name="T7"> [act_insertdate:10/23/2011]</text:span></text:p>
                </text:list-item>
                <text:list-item>
                  <text:p text:style-name="P1"><text:span text:style-name="T7"><text:s/>record [role:</text:span><text:span text:style-name="T7">(public)(registrant)(</text:span><text:span text:style-name="T10">NRN</text:span><text:span text:style-name="T7">) </text:span><text:span text:style-name="T7">][act_activity:Created] <text:s text:c="4"/>[act_msg:Account] <text:s text:c="21"/>[act_project:][act_owner:</text:span><text:a xlink:type="simple" xlink:href="mailto:smythj@yahoo.com">smythj</text:a><text:a xlink:type="simple" xlink:href="mailto:smythj@yahoo.com"><text:span text:style-name="T6">@yahoo.com</text:span></text:a><text:a xlink:type="simple" xlink:href="mailto:smithj@yahoo.com">]</text:a><text:span text:style-name="T6"> <text:s text:c="3"/></text:span><text:span text:style-name="T7">[act_insertdate:10/23/2011 ]</text:span></text:p>
                </text:list-item>
              </text:list>
            </text:list-item>
          </text:list>
        </text:list-item>
        <text:list-item>
          <text:p text:style-name="P8"><text:s/></text:p>
          <text:list>
            <text:list-item>
              <text:list>
                <text:list-item>
                  <text:p text:style-name="P8"><text:s/></text:p>
                </text:list-item>
              </text:list>
            </text:list-item>
          </text:list>
          <text:p text:style-name="P2"/>
        </text:list-item>
        <text:list-item>
          <text:p text:style-name="P2">Home( (public)(registrant)(NRN)(<text:span text:style-name="T29">editor</text:span>) ) Screen View</text:p>
          <text:list>
            <text:list-item>
              <text:p text:style-name="P10">Situation: pre submission of preliminary questionnaire.</text:p>
            </text:list-item>
            <text:list-item>
              <text:p text:style-name="P10">Menu: Registration, Ask SHPO , Terms of Use, Logout</text:p>
            </text:list-item>
            <text:list-item>
              <text:p text:style-name="P10">Welcome withsmythj@michigan.gov]</text:p>
            </text:list-item>
            <text:list-item>
              <text:p text:style-name="P10">Grid: Your Tasks</text:p>
            </text:list-item>
            <text:list-item>
              <text:p text:style-name="P10">Task Messages:</text:p>
              <text:list>
                <text:list-item>
                  <text:p text:style-name="P1"><text:span text:style-name="T4">Go</text:span><text:span text:style-name="T5">, </text:span><text:span text:style-name="T6">1, Complete Preliminary Questionnaire, smythj</text:span><text:a xlink:type="simple" xlink:href="mailto:smithj@yahoo.com"><text:span text:style-name="T2">@yahoo.com]</text:span></text:a><text:span text:style-name="T6"> 10/23/2011 </text:span></text:p>
                </text:list-item>
                <text:list-item>
                  <text:p text:style-name="P1"><text:span text:style-name="T4">New</text:span><text:span text:style-name="T6">, 2, Start New Preliminary Questionnaire,smythj</text:span><text:a xlink:type="simple" xlink:href="mailto:smithj@yahoo.com"><text:span text:style-name="T2">@yahoo.com]</text:span></text:a><text:span text:style-name="T6"> 10/23/2011 </text:span></text:p>
                </text:list-item>
                <text:list-item>
                  <text:p text:style-name="P1"><text:span text:style-name="T12">Request</text:span><text:span text:style-name="T13">, 3</text:span><text:span text:style-name="T11">, Request Environmental Privileges , smythj</text:span><text:a xlink:type="simple" xlink:href="mailto:smithj@yahoo.com"><text:span text:style-name="T2">@yahoo.com]</text:span></text:a><text:span text:style-name="T11"> 10/23/2011 </text:span></text:p>
                </text:list-item>
              </text:list>
            </text:list-item>
            <text:list-item>
              <text:p text:style-name="P8">System Activity Messages:</text:p>
            </text:list-item>
            <text:list-item>
              <text:p text:style-name="P8"/>
              <text:list>
                <text:list-item>
                  <text:p text:style-name="P6"><text:span text:style-name="T21">record [role:(public)(registrant)(NRN)(</text:span><text:span text:style-name="T23">editor</text:span><text:span text:style-name="T21">)][act_activity:Submitted</text:span><text:span text:style-name="T21">] <text:s text:c="2"/>[act_msg:</text:span><text:span text:style-name="T21"> Preliminary Questionnaire] </text:span><text:span text:style-name="T21">[act_project:The House on the Corner]</text:span><text:span text:style-name="T21">[act_owner:smythj@yahoo.com]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7"> Map Image] <text:s text:c="16"/>[act_project:The House on the Corner] </text:span><text:a xlink:type="simple" xlink:href="mailto:jonesc@google.com"><text:span text:style-name="T2">[act_owner:jonesc@google.com]</text:span>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7"> Photograph] <text:s text:c="15"/>[act_project:The House on the Corner] </text:span><text:a xlink:type="simple" xlink:href="mailto:jonesc@google.com"><text:span text:style-name="T2">[act_owner:jonesc@google.com]</text:span>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7"> Photograph] <text:s text:c="15"/>[act_project:The House on the Corner] </text:span><text:a xlink:type="simple" xlink:href="mailto:jonesc@google.com"><text:span text:style-name="T2">[act_owner:jonesc@google.com]</text:span>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6">Setting Integrity]</text:span><text:span text:style-name="T7"> <text:s text:c="9"/>[act_project:The House on the Corner] </text:span><text:a xlink:type="simple" xlink:href="mailto:jonesc@google.com"><text:span text:style-name="T2">[act_owner:jonesc@google.com]</text:span>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7">Physical Integrity] <text:s text:c="8"/>[act_project:The House on the Corner] </text:span><text:a xlink:type="simple" xlink:href="mailto:jonesc@google.com"><text:span text:style-name="T2">[act_owner:jonesc@google.com]</text:span>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6">Historically Significant Documents</text:span><text:span text:style-name="T7">][act_project:The House on the Corner] </text:span><text:a xlink:type="simple" xlink:href="mailto:jonesc@google.com"><text:span text:style-name="T2">[act_owner:jonesc@google.com]</text:span>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7">Historically Significant Persons] <text:s/>[act_project:The House on the Corner][act_owner:smythj@yahoo</text:span><text:a xlink:type="simple" xlink:href="mailto:jonesc@google.com">.com]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7">Historically Significant Events] <text:s text:c="2"/>[act_project:The House on the Corner] </text:span><text:a xlink:type="simple" xlink:href="mailto:jonesc@google.com">[act_owner:jonesc@google.com]</text:a><text:span text:style-name="T7"> [act_insertdate:10/24/2011]</text:span></text:p>
                </text:list-item>
                <text:list-item>
                  <text:p text:style-name="P1"><text:soft-page-break/><text:span text:style-name="T7">record [role:(public)(registrant)(NRN)(</text:span><text:span text:style-name="T10">editor</text:span><text:span text:style-name="T7">)][act_activity:Updated</text:span><text:span text:style-name="T7">] <text:s text:c="4"/>[act_msg:</text:span><text:span text:style-name="T7">Location] <text:s text:c="25"/>[act_project:The House on the Corner] </text:span><text:a xlink:type="simple" xlink:href="mailto:jonesc@google.com">[act_owner:jonesc@google.com]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7">Address] <text:s text:c="26"/>[act_project:The House on the Corner] </text:span><text:a xlink:type="simple" xlink:href="mailto:jonesc@google.com">[act_owner:jonesc@google.com]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reated</text:span><text:span text:style-name="T7">] <text:s text:c="4"/>[act_msg:</text:span><text:span text:style-name="T7">Property Purpose] <text:s text:c="17"/>[act_project:The House on the Corner] </text:span><text:a xlink:type="simple" xlink:href="mailto:jonesc@google.com"><text:span text:style-name="T2">[act_owner:jonesc@google.com]</text:span></text:a><text:span text:style-name="T7"> [act_insertdate:10/24/2011]</text:span></text:p>
                </text:list-item>
                <text:list-item>
                  <text:p text:style-name="P6"><text:span text:style-name="T21">record [role:(public)(registrant)(NRN)(</text:span><text:span text:style-name="T23">editor</text:span><text:span text:style-name="T21">)][act_activity:Auto-Granted</text:span><text:span text:style-name="T21">][act_msg:</text:span><text:span text:style-name="T21">NRN Editor-Proxy Privileges] <text:s text:c="6"/></text:span><text:span text:style-name="T21">[act_project:The House on the Corner]</text:span><text:span text:style-name="T21">[act_owner:system@michigan.gov]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Confirmed</text:span><text:span text:style-name="T7">] <text:s text:c="2"/>[act_msg:</text:span><text:span text:style-name="T7">Invitation] <text:s text:c="23"/>[act_project:The House on the Corner] </text:span><text:a xlink:type="simple" xlink:href="mailto:jonesc@google.com"><text:span text:style-name="T2">[act_owner:jonesc@google.com]</text:span></text:a><text:span text:style-name="T7"> [act_insertdate:10/24/2011]</text:span></text:p>
                </text:list-item>
                <text:list-item>
                  <text:p text:style-name="P1"><text:span text:style-name="T7">record [role:(public)(registrant)(NRN)(</text:span><text:span text:style-name="T10">editor</text:span><text:span text:style-name="T7">)][act_activity:Invited</text:span><text:span text:style-name="T7">] <text:s text:c="4"/>[act_msg:</text:span><text:a xlink:type="simple" xlink:href="mailto:jonesc@google.com"><text:span text:style-name="T2">jonesc@google.com]</text:span></text:a><text:span text:style-name="T7"> <text:s text:c="16"/>[act_project:The House on the Corner][act_owner:smythj@yahoo.com] [act_insertdate:10/24/2011]</text:span></text:p>
                </text:list-item>
                <text:list-item>
                  <text:p text:style-name="P6"><text:span text:style-name="T21">record [role:(public)(registrant)(NRN)(</text:span><text:span text:style-name="T23">editor</text:span><text:span text:style-name="T21">)][act_activity:Created</text:span><text:span text:style-name="T21">] <text:s text:c="4"/>[act_msg:</text:span><text:span text:style-name="T21">Property Name] <text:s text:c="15"/>[act_project:The House on the Corner][act_owner:smythj@yahoo.com] [act_insertdate:10/24/2011]</text:span></text:p>
                </text:list-item>
                <text:list-item>
                  <text:p text:style-name="P6"><text:span text:style-name="T21">record [role:(public)(registrant)(NRN)(</text:span><text:span text:style-name="T23">editor</text:span><text:span text:style-name="T21">)][act_activity:Auto-Granted</text:span><text:span text:style-name="T21">][act_msg:</text:span><text:span text:style-name="T21">NRN Editor Privileges] <text:s text:c="7"/></text:span><text:span text:style-name="T21">[act_project:The House on the Corner]</text:span><text:span text:style-name="T21"> [act_owner:system@michigan.gov] <text:s/>[act_insertdate:10/24/2011]</text:span></text:p>
                </text:list-item>
                <text:list-item>
                  <text:p text:style-name="P6"><text:span text:style-name="T21"><text:s/>record [role:(public)(registrant)(NRN)(</text:span><text:span text:style-name="T23">editor</text:span><text:span text:style-name="T21">)][act_activity:Initiated</text:span><text:span text:style-name="T21">] <text:s text:c="2"/>[act_msg:</text:span><text:span text:style-name="T21">NRN Preliminary Questionnaire][act_project:][act_owner:smythj@yahoo.com] [act_insertdate:10/24/2011]</text:span></text:p>
                </text:list-item>
                <text:list-item>
                  <text:p text:style-name="P1"><text:span text:style-name="T7"><text:s/>record [role:(public)(registrant)(NRN)(</text:span><text:span text:style-name="T10">editor</text:span><text:span text:style-name="T7">)][act_activity:Auto-Granted</text:span><text:span text:style-name="T7">][act_msg:</text:span><text:span text:style-name="T7">National Register Privileges] [act_project:][act_owner:system</text:span><text:a xlink:type="simple" xlink:href="mailto:manager@michigan.gov"><text:span text:style-name="T2">@michigan.gov]</text:span></text:a><text:span text:style-name="T7"> <text:s/>[act_insertdate:10/24/2011]</text:span></text:p>
                </text:list-item>
                <text:list-item>
                  <text:p text:style-name="P1"><text:span text:style-name="T7"><text:s/>record [role:(public)(registrant)(NRN)(</text:span><text:span text:style-name="T10">editor</text:span><text:span text:style-name="T7">)][act_activity:Requested</text:span><text:span text:style-name="T7">] <text:s text:c="2"/>[act_msg:</text:span><text:span text:style-name="T7">National Register Privileges] [act_project:]</text:span><text:a xlink:type="simple" xlink:href="mailto:smithj@yahoo.com">[act_owner:smythj@yahoo.com]</text:a><text:span text:style-name="T7"> [act_insertdate:10/23/2011] </text:span></text:p>
                </text:list-item>
                <text:list-item>
                  <text:p text:style-name="P1"><text:span text:style-name="T7"><text:s/>record [role:(public)(registrant)(NRN)(</text:span><text:span text:style-name="T10">editor</text:span><text:span text:style-name="T7">)][act_activity:Auto-Granted</text:span><text:span text:style-name="T7">][act_msg:</text:span><text:span text:style-name="T7">Registrant Privileges] <text:s text:c="7"/>[act_project:][act_owner:system</text:span><text:a xlink:type="simple" xlink:href="mailto:manager@michigan.gov"><text:span text:style-name="T2">@michigan.gov]</text:span></text:a><text:span text:style-name="T7"> <text:s/>[act_insertdate:10/24/2011]</text:span></text:p>
                </text:list-item>
                <text:list-item>
                  <text:p text:style-name="P1"><text:span text:style-name="T7"><text:s/>record [role:(public)(registrant)(NRN)(</text:span><text:span text:style-name="T10">editor</text:span><text:span text:style-name="T7">)][act_activity:Created</text:span><text:span text:style-name="T7">] <text:s text:c="4"/>[act_msg:</text:span><text:span text:style-name="T7">Experinece and Expertise] <text:s text:c="4"/>[act_project:]</text:span><text:a xlink:type="simple" xlink:href="mailto:smithj@yahoo.com"><text:span text:style-name="T2">[act_owner:smythj@yahoo.com]</text:span></text:a><text:span text:style-name="T7"> [act_insertdate:10/23/2011 ]</text:span></text:p>
                </text:list-item>
                <text:list-item>
                  <text:p text:style-name="P1"><text:span text:style-name="T7"><text:s/>record [role:(public)(registrant)(NRN)(</text:span><text:span text:style-name="T10">editor</text:span><text:span text:style-name="T7">)][act_activity:Created</text:span><text:span text:style-name="T7">] <text:s text:c="4"/>[act_msg:</text:span><text:span text:style-name="T7">Mailing Address] <text:s text:c="13"/>[act_project:]</text:span><text:a xlink:type="simple" xlink:href="mailto:smithj@yahoo.com"><text:span text:style-name="T2">[act_owner:smythj@yahoo.com]</text:span></text:a><text:span text:style-name="T7"> [act_insertdate:10/23/2011 ]</text:span></text:p>
                </text:list-item>
                <text:list-item>
                  <text:p text:style-name="P1"><text:span text:style-name="T7"><text:s/>record [role:(public)(registrant)(NRN)(</text:span><text:span text:style-name="T10">editor</text:span><text:span text:style-name="T7">)][act_activity:Created</text:span><text:span text:style-name="T7">] <text:s text:c="4"/>[act_msg:</text:span><text:span text:style-name="T7">Phone] <text:s text:c="23"/>[act_project:][act_owner:smythj</text:span><text:a xlink:type="simple" xlink:href="mailto:smithj@yahoo.com"><text:span text:style-name="T2">@yahoo.com]</text:span></text:a><text:span text:style-name="T7"> [act_insertdate:10/23/2011 ]</text:span></text:p>
                </text:list-item>
                <text:list-item>
                  <text:p text:style-name="P1"><text:span text:style-name="T7"><text:s/>record [role:(public)(registrant)(NRN)(</text:span><text:span text:style-name="T10">editor</text:span><text:span text:style-name="T7">)][act_activity:Auto-Granted</text:span><text:span text:style-name="T7">][act_msg:</text:span><text:span text:style-name="T7">Account Privileges] <text:s text:c="10"/>[act_project:]</text:span><text:a xlink:type="simple" xlink:href="mailto:system@michigan.gov">[act_owner:system@michigan.gov]</text:a><text:span text:style-name="T7"> [act_insertdate:10/23/2011]</text:span></text:p>
                </text:list-item>
                <text:list-item>
                  <text:p text:style-name="P1"><text:span text:style-name="T7"><text:s/>record [role:(public)(registrant)(NRN)(</text:span><text:span text:style-name="T10">editor</text:span><text:span text:style-name="T7">)][act_activity:Created</text:span><text:span text:style-name="T7">] <text:s text:c="4"/>[act_msg:</text:span><text:span text:style-name="T7">Account] <text:s text:c="21"/>[act_project:][act_owner:smythj</text:span><text:a xlink:type="simple" xlink:href="mailto:smithj@yahoo.com"><text:span text:style-name="T6">@yahoo.com]</text:span></text:a><text:span text:style-name="T7"> [act_insertdate:10/23/2011 ]</text:span></text:p>
                </text:list-item>
              </text:list>
            </text:list-item>
          </text:list>
        </text:list-item>
        <text:list-item>
          <text:p text:style-name="P8"><text:s/></text:p>
        </text:list-item>
        <text:list-item>
          <text:p text:style-name="P2">Home( (public)(registrant)(NRN)(<text:span text:style-name="T29">editor-proxy</text:span>) ) Screen View </text:p>
          <text:list>
            <text:list-item>
              <text:p text:style-name="P10">Situation: pre submission of preliminary questionnaire, editor invites a collaborator to assist in completing the NRN. The editor-proxy has registrant and NRN privileges. </text:p>
            </text:list-item>
            <text:list-item>
              <text:p text:style-name="P10">Menu: Registration, Ask SHPO , Terms of Use, Logout</text:p>
            </text:list-item>
            <text:list-item>
              <text:p text:style-name="P10">Welcome withsmythj@michigan.gov]</text:p>
            </text:list-item>
            <text:list-item>
              <text:p text:style-name="P10">Grid: Your Tasks</text:p>
            </text:list-item>
            <text:list-item>
              <text:p text:style-name="P10">Task Messages:</text:p>
              <text:list>
                <text:list-item>
                  <text:p text:style-name="P2"><text:span text:style-name="T15">Go</text:span><text:span text:style-name="T16">, </text:span><text:span text:style-name="T2">1, Complete Preliminary Questionnaire, smythj</text:span><text:a xlink:type="simple" xlink:href="mailto:smithj@yahoo.com">@yahoo.com]</text:a><text:span text:style-name="T2"> 10/23/2011 </text:span></text:p>
                </text:list-item>
              </text:list>
            </text:list-item>
            <text:list-item>
              <text:p text:style-name="P8">System Activity Messages:</text:p>
            </text:list-item>
            <text:list-item>
              <text:p text:style-name="P8"><text:soft-page-break/></text:p>
              <text:list>
                <text:list-item>
                  <text:p text:style-name="P1"><text:span text:style-name="T25">record [role:(public)(registrant)(NRN)(</text:span><text:span text:style-name="T32">editor-proxy</text:span><text:span text:style-name="T25">)][act_activity:Submitted]</text:span><text:span text:style-name="T25"> <text:s/>[act_msg:</text:span><text:span text:style-name="T25"> Preliminary Questionnaire</text:span><text:span text:style-name="T30">][act_project:The House on the Corner]</text:span><text:span text:style-name="T25">[act_owner:smythj@yahoo.com]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3"/>[act_msg:</text:span><text:span text:style-name="T25"> Map Image</text:span><text:span text:style-name="T30">] <text:s text:c="15"/>[act_project:The House on the Corner]</text:span><text:span text:style-name="T25">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3"/>[act_msg:</text:span><text:span text:style-name="T25">Photograph</text:span><text:span text:style-name="T30">] <text:s text:c="15"/>[act_project:The House on the Corner]</text:span><text:span text:style-name="T25">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3"/>[act_msg:</text:span><text:span text:style-name="T25">Photograph</text:span><text:span text:style-name="T30">] <text:s text:c="15"/>[act_project:The House on the Corner]</text:span><text:span text:style-name="T25">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3"/>[act_msg:</text:span><text:span text:style-name="T20">Setting Integrity</text:span><text:span text:style-name="T30">] <text:s text:c="8"/>[act_project:The House on the Corner]</text:span><text:span text:style-name="T25">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5">Physical Integrity] <text:s text:c="6"/>[act_project:The House on the Corner]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0">Historically Significant Documents</text:span><text:span text:style-name="T30">][act_project:The House on the Corner]</text:span><text:span text:style-name="T25">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5">Historically Significant Persons] <text:s text:c="2"/>[act_project:The House on the Corner][act_owner:smythj@yahoo</text:span><text:a xlink:type="simple" xlink:href="mailto:jonesc@google.com">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5">Historically Significant Events] <text:s text:c="3"/>[act_project:The House on the Corner]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Updated]</text:span><text:span text:style-name="T25"> <text:s text:c="4"/>[act_msg:</text:span><text:span text:style-name="T25">Location] <text:s text:c="16"/>[act_project:The House on the Corner]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5"> Address] <text:s text:c="16"/>[act_project:The House on the Corner]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5">Property Purpose</text:span><text:span text:style-name="T30">] <text:s text:c="8"/>[act_project:The House on the Corner]</text:span><text:span text:style-name="T25"> </text:span><text:a xlink:type="simple" xlink:href="mailto:jonesc@google.com">[act_owner:jonesc@google.com]</text:a><text:span text:style-name="T25"> 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Auto-Granted]</text:span><text:span text:style-name="T25">[act_msg:</text:span><text:span text:style-name="T25">NRN Editor-Proxy Privileges</text:span><text:span text:style-name="T30">][act_project:The House on the Corner]</text:span><text:span text:style-name="T25">[act_owner:system@michigan.gov], [act_insertdate:10/24/2011]</text:span></text:p>
                </text:list-item>
                <text:list-item>
                  <text:p text:style-name="P1"><text:span text:style-name="T25">record [role:(public)(registrant)(NRN)(</text:span><text:span text:style-name="T32">editor-proxy</text:span><text:span text:style-name="T25">)][act_activity:Confirmed]</text:span><text:span text:style-name="T25"> <text:s text:c="2"/>[act_msg:</text:span><text:span text:style-name="T25">Invitation] <text:s text:c="14"/>[act_project:The House on the Corner] 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<text:s/>record [role:(public)(registrant)(NRN)(</text:span><text:span text:style-name="T32">editor-proxy</text:span><text:span text:style-name="T25">)][act_activity:Invited] </text:span><text:a xlink:type="simple" xlink:href="mailto:jonesc@google.com">[act_msg:jonesc@google.com]</text:a><text:span text:style-name="T25"> <text:s text:c="13"/>[act_project:The House on the Corner][act_owner:smythj@yahoo.com] [act_insertdate:10/24/2011]</text:span></text:p>
                </text:list-item>
                <text:list-item>
                  <text:p text:style-name="P1"><text:span text:style-name="T25"><text:s/>record [role:(public)(registrant)(NRN)(</text:span><text:span text:style-name="T32">editor-proxy</text:span><text:span text:style-name="T25">)][act_activity:Auto-Granted]</text:span><text:span text:style-name="T25">[act_msg:</text:span><text:span text:style-name="T25"> National Register Privileges][act_project:][act_owner:system</text:span><text:a xlink:type="simple" xlink:href="mailto:manager@michigan.gov">@michigan.gov]</text:a><text:span text:style-name="T25">, [act_insertdate:10/24/2011]</text:span></text:p>
                </text:list-item>
                <text:list-item>
                  <text:p text:style-name="P1"><text:span text:style-name="T25"><text:s/>record [role:(public)(registrant)(NRN)(</text:span><text:span text:style-name="T32">editor-proxy</text:span><text:span text:style-name="T25">)][act_activity:Requested]</text:span><text:span text:style-name="T25"> <text:s text:c="2"/>[act_msg:</text:span><text:span text:style-name="T25"> National Register Privileges][act_project:]</text:span><text:a xlink:type="simple" xlink:href="mailto:jonesc@google.com">[act_owner:jonesc@google.com]</text:a><text:span text:style-name="T7"> </text:span><text:span text:style-name="T25">[act_insertdate:</text:span><text:span text:style-name="T7">10/23/2011 </text:span><text:span text:style-name="T25">]</text:span></text:p>
                </text:list-item>
                <text:list-item>
                  <text:p text:style-name="P1"><text:span text:style-name="T25"><text:s/>record [role:(public)(registrant)(NRN)(</text:span><text:span text:style-name="T32">editor-proxy</text:span><text:span text:style-name="T25">)][act_activity:Auto-Granted]</text:span><text:span text:style-name="T25">[act_msg:</text:span><text:span text:style-name="T25"> Registrant Privileges] <text:s text:c="4"/>[act_project:]</text:span><text:a xlink:type="simple" xlink:href="mailto:jonesc@google.com">[act_owner:jonesc@google.com]</text:a><text:span text:style-name="T25"> [act_insertdate:10/24/2011]</text:span></text:p>
                </text:list-item>
                <text:list-item>
                  <text:p text:style-name="P1"><text:span text:style-name="T25"><text:s/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5"> Experinece and Expertise] <text:s/>[act_project:]</text:span><text:a xlink:type="simple" xlink:href="mailto:jonesc@google.com">[act_owner:jonesc@google.com]</text:a><text:span text:style-name="T25"> [act_insertdate:10/23/2011 ]</text:span></text:p>
                </text:list-item>
                <text:list-item>
                  <text:p text:style-name="P1"><text:span text:style-name="T25"><text:s/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5"> Mailing Address][act_project:]</text:span><text:a xlink:type="simple" xlink:href="mailto:jonesc@google.com">[act_owner:jonesc@google.com]</text:a><text:span text:style-name="T25"> </text:span><text:soft-page-break/><text:span text:style-name="T25">[act_insertdate:10/23/2011 ]</text:span></text:p>
                </text:list-item>
                <text:list-item>
                  <text:p text:style-name="P1"><text:span text:style-name="T25"><text:s/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5"> Phone]</text:span><text:a xlink:type="simple" xlink:href="mailto:jonesc@google.com">[act_owner:jonesc@google.com]</text:a><text:span text:style-name="T25"> [act_insertdate:10/23/2011 ]</text:span></text:p>
                </text:list-item>
                <text:list-item>
                  <text:p text:style-name="P1"><text:span text:style-name="T25"><text:s/>record [role:(public)(registrant)(NRN)(</text:span><text:span text:style-name="T32">editor-proxy</text:span><text:span text:style-name="T25">)][act_activity:Auto-Granted]</text:span><text:span text:style-name="T25">[act_msg:</text:span><text:span text:style-name="T25"> Account Privileges] <text:s text:c="7"/>[act_project:][act_owner:system@michigan.gov],[act_insertdate:10/23/2011]</text:span></text:p>
                </text:list-item>
                <text:list-item>
                  <text:p text:style-name="P1"><text:span text:style-name="T25"><text:s/>record [role:(public)(registrant)(NRN)(</text:span><text:span text:style-name="T32">editor-proxy</text:span><text:span text:style-name="T25">)][act_activity:Created]</text:span><text:span text:style-name="T25"> <text:s text:c="4"/>[act_msg:</text:span><text:span text:style-name="T25"> Account]</text:span><text:a xlink:type="simple" xlink:href="mailto:jonesc@google.com">[act_owner:jonesc@google.com]</text:a><text:span text:style-name="T25"> [act_insertdate:10/23/2011] </text:span></text:p>
                </text:list-item>
              </text:list>
            </text:list-item>
          </text:list>
        </text:list-item>
      </text:list>
      <text:p text:style-name="P9"/>
      <text:list xml:id="list35297938" text:continue-numbering="true" text:style-name="L1">
        <text:list-item>
          <text:p text:style-name="P3">Home( (public)(registrant)(NRN)(reviewer) ) Screen View </text:p>
          <text:list>
            <text:list-item>
              <text:p text:style-name="P6"><text:span text:style-name="T20">Situation: this page cannot be reached because (public)(registrant)(NRN)(</text:span><text:span text:style-name="T20">reviewer</text:span><text:span text:style-name="T20">) is not a valid role on the public site</text:span></text:p>
            </text:list-item>
          </text:list>
        </text:list-item>
        <text:list-item>
          <text:p text:style-name="P3">Home( (public)(registrant)(NRN)(approver) ) Screen View </text:p>
          <text:list>
            <text:list-item>
              <text:p text:style-name="P6"><text:span text:style-name="T20">Situation: this page cannot be reached because (public)(registrant)(NRN)(</text:span><text:span text:style-name="T20">approver</text:span><text:span text:style-name="T20">) is not a valid role on the public site</text:span></text:p>
            </text:list-item>
          </text:list>
        </text:list-item>
        <text:list-item>
          <text:p text:style-name="P3">Home( (public)(registrant)(NRN)(manager) ) Screen View </text:p>
          <text:list>
            <text:list-item>
              <text:p text:style-name="P6"><text:span text:style-name="T20">Situation: this page cannot be reached because (public)(registrant)(NRN)(</text:span><text:span text:style-name="T20">manager</text:span><text:span text:style-name="T20">) is not a valid role on the public site</text:span></text:p>
            </text:list-item>
          </text:list>
        </text:list-item>
        <text:list-item>
          <text:p text:style-name="P3">Home( (public)(registrant)(NRN)(help-desk) ) Screen View </text:p>
          <text:list>
            <text:list-item>
              <text:p text:style-name="P6"><text:span text:style-name="T20">Situation: this page cannot be reached because (public)(registrant)(</text:span><text:span text:style-name="T20">NRN</text:span><text:span text:style-name="T20">)(</text:span><text:span text:style-name="T20">help-desk</text:span><text:span text:style-name="T20">) is not a valid role on the public site</text:span></text:p>
            </text:list-item>
          </text:list>
        </text:list-item>
        <text:list-item>
          <text:p text:style-name="P3">Home( (public)(registrant)(NRN)(system-administrator) ) Screen View </text:p>
          <text:list>
            <text:list-item>
              <text:p text:style-name="P6"><text:span text:style-name="T20">Situation: this page cannot be reached because (public)(registrant)(</text:span><text:span text:style-name="T20">NRN</text:span><text:span text:style-name="T20">)(</text:span><text:span text:style-name="T20">system-administrator</text:span><text:span text:style-name="T20">) is not a valid role on the public site</text:span></text:p>
            </text:list-item>
          </text:list>
        </text:list-item>
        <text:list-item>
          <text:p text:style-name="P3">Home( (public)(registrant)(NRN)(workflow-designer) ) Screen View</text:p>
          <text:list>
            <text:list-item>
              <text:p text:style-name="P6"><text:span text:style-name="T20">Situation: this page cannot be reached because (public)(registrant)(NRN)(</text:span><text:span text:style-name="T20">workflow-designer</text:span><text:span text:style-name="T20">) is not a valid role on the public site</text:span></text:p>
            </text:list-item>
          </text:list>
        </text:list-item>
        <text:list-item>
          <text:p text:style-name="P1"><text:span text:style-name="T20">Home( (public)(registrant)(</text:span><text:span text:style-name="T31">ER</text:span><text:span text:style-name="T20">) ) Screen View <text:s/></text:span></text:p>
          <text:list>
            <text:list-item>
              <text:p text:style-name="P10">Situation: pre creation of first Environmental Review</text:p>
            </text:list-item>
            <text:list-item>
              <text:p text:style-name="P10">Menu: Registration, Ask SHPO , Terms of Use, Logout</text:p>
            </text:list-item>
            <text:list-item>
              <text:p text:style-name="P10">Welcome withsmythj@michigan.gov]</text:p>
            </text:list-item>
            <text:list-item>
              <text:p text:style-name="P10">Grid: Your Tasks</text:p>
            </text:list-item>
            <text:list-item>
              <text:p text:style-name="P10">Task Messages:</text:p>
              <text:list>
                <text:list-item>
                  <text:p text:style-name="P1"><text:span text:style-name="T12">Request</text:span><text:span text:style-name="T13">, 2, Start New Environmental Review, smythj</text:span><text:a xlink:type="simple" xlink:href="mailto:smithj@yahoo.com"><text:span text:style-name="T5">@yahoo.com]</text:span></text:a><text:span text:style-name="T13"> 10/23/2011</text:span><text:span text:style-name="T5"> </text:span></text:p>
                </text:list-item>
                <text:list-item>
                  <text:p text:style-name="P1"><text:span text:style-name="T4">Request</text:span><text:span text:style-name="T5">, </text:span><text:span text:style-name="T6">1, Request National Register Privileges , smythj</text:span><text:a xlink:type="simple" xlink:href="mailto:smithj@yahoo.com"><text:span text:style-name="T2">@yahoo.com]</text:span></text:a><text:span text:style-name="T6"> 10/23/2011 </text:span></text:p>
                </text:list-item>
                <text:list-item>
                  <text:p text:style-name="P1"><text:span text:style-name="T24"/></text:p>
                </text:list-item>
              </text:list>
            </text:list-item>
            <text:list-item>
              <text:p text:style-name="P8">System Activity Messages:</text:p>
              <text:list>
                <text:list-item>
                  <text:p text:style-name="P1"><text:span text:style-name="T25">record [role:(public)(registrant)(</text:span><text:span text:style-name="T32">ER</text:span><text:span text:style-name="T25">)][act_activity:Auto-Granted]</text:span><text:span text:style-name="T25">[act_msg:</text:span><text:span text:style-name="T26">Environmental Review</text:span><text:span text:style-name="T25"> Editor Privileges</text:span><text:span text:style-name="T30">][act_project:The Blue Bus Terminal]</text:span><text:span text:style-name="T25">[act_owner:</text:span><text:a xlink:type="simple" xlink:href="mailto:smythj@yahoo.com">smythj@yahoo.com</text:a><text:span text:style-name="T25">] <text:s text:c="3"/>[act_insertdate:10/24/2011]</text:span></text:p>
                </text:list-item>
                <text:list-item>
                  <text:p text:style-name="P1"><text:span text:style-name="T25">record [role:(public)(registrant)(</text:span><text:span text:style-name="T32">ER</text:span><text:span text:style-name="T25">)][act_activity:Initiated]</text:span><text:span text:style-name="T25"> <text:s text:c="2"/>[act_msg:</text:span><text:span text:style-name="T26">Environmental Review</text:span><text:span text:style-name="T25"> </text:span><text:span text:style-name="T30">] <text:s text:c="16"/>[act_project:The Blue Bus Terminal]</text:span><text:span text:style-name="T25">[act_owner:smythj@yahoo.com] <text:s text:c="3"/>[act_insertdate:10/24/2011]</text:span></text:p>
                </text:list-item>
                <text:list-item>
                  <text:p text:style-name="P1"><text:span text:style-name="T25">record [role:(public)(registrant)(</text:span><text:span text:style-name="T32">ER</text:span><text:span text:style-name="T25">)][act_activity:Auto-Granted]</text:span><text:span text:style-name="T25">[act_msg:</text:span><text:span text:style-name="T26">Environmental Review</text:span><text:span text:style-name="T25"> Privileges] <text:s text:c="6"/>[act_project:] <text:s text:c="20"/>[act_owner:system</text:span><text:a xlink:type="simple" xlink:href="mailto:manager@michigan.gov">@michigan.gov]</text:a><text:span text:style-name="T25">[act_insertdate:10/24/2011]</text:span></text:p>
                </text:list-item>
                <text:list-item>
                  <text:p text:style-name="P1"><text:span text:style-name="T25">record [role:(public)(registrant)(</text:span><text:span text:style-name="T32">ER</text:span><text:span text:style-name="T25">)][act_activity:Requested]</text:span><text:span text:style-name="T25"> <text:s text:c="2"/>[act_msg:</text:span><text:span text:style-name="T26">Environmental Review</text:span><text:span text:style-name="T25"> Privileges] <text:s text:c="6"/>[act_project:]</text:span><text:span text:style-name="T7">[act_owner:smythj</text:span><text:a xlink:type="simple" xlink:href="mailto:smithj@yahoo.com"><text:span text:style-name="T25">@yahoo.com]</text:span></text:a><text:span text:style-name="T7"> </text:span><text:span text:style-name="T25">[act_insertdate:</text:span><text:span text:style-name="T7">10/23/2011 </text:span><text:span text:style-name="T25">]</text:span></text:p>
                </text:list-item>
                <text:list-item>
                  <text:p text:style-name="P1"><text:span text:style-name="T25">record [role:(public)(registrant)(</text:span><text:span text:style-name="T32">ER</text:span><text:span text:style-name="T25">)][act_activity:Auto-Granted]</text:span><text:span text:style-name="T25">[act_msg:</text:span><text:span text:style-name="T25">Registrant Privileges] <text:s text:c="16"/>[act_project:][act_owner:system</text:span><text:a xlink:type="simple" xlink:href="mailto:manager@michigan.gov">@michigan.gov]</text:a><text:span text:style-name="T25"> [act_insertdate:10/24/2011]</text:span></text:p>
                </text:list-item>
                <text:list-item>
                  <text:p text:style-name="P1"><text:span text:style-name="T25">record [role:(public)(registrant)(</text:span><text:span text:style-name="T32">ER</text:span><text:span text:style-name="T25">)][act_activity:Created]</text:span><text:span text:style-name="T25"> <text:s text:c="4"/>[act_msg:</text:span><text:span text:style-name="T25">Experinece and Expertise] <text:s text:c="13"/>[act_project:][act_owner:smythj</text:span><text:a xlink:type="simple" xlink:href="mailto:smithj@yahoo.com">@yahoo.com]</text:a><text:span text:style-name="T25"> [act_insertdate:10/23/2011 ]</text:span></text:p>
                </text:list-item>
                <text:list-item>
                  <text:p text:style-name="P1"><text:span text:style-name="T25">record [role:(public)(registrant)(</text:span><text:span text:style-name="T32">ER</text:span><text:span text:style-name="T25">)][act_activity:Created]</text:span><text:span text:style-name="T25"> <text:s text:c="4"/>[act_msg:</text:span><text:span text:style-name="T25">Mailing Address] <text:s text:c="22"/>[act_project:][act_owner:smythj</text:span><text:a xlink:type="simple" xlink:href="mailto:smithj@yahoo.com">@yahoo.com]</text:a><text:span text:style-name="T25"> [act_insertdate:10/23/2011 ]</text:span></text:p>
                </text:list-item>
                <text:list-item>
                  <text:p text:style-name="P1"><text:span text:style-name="T25">record [role:(public)(registrant)(</text:span><text:span text:style-name="T32">ER</text:span><text:span text:style-name="T25">)][act_activity:Created]</text:span><text:span text:style-name="T25"> <text:s text:c="4"/>[act_msg:</text:span><text:span text:style-name="T25">Phone] <text:s text:c="32"/>[act_project:][act_owner:smythj</text:span><text:a xlink:type="simple" xlink:href="mailto:smithj@yahoo.com">@yahoo.com]</text:a><text:span text:style-name="T25"> [act_insertdate:10/23/2011 ]</text:span></text:p>
                </text:list-item>
                <text:list-item>
                  <text:p text:style-name="P1"><text:span text:style-name="T25">record [role:(public)(registrant)(</text:span><text:span text:style-name="T32">ER</text:span><text:span text:style-name="T25">)][act_activity:Auto-Granted]</text:span><text:span text:style-name="T25">[act_msg:</text:span><text:span text:style-name="T25">Account Privileges] <text:s text:c="19"/>[act_project:]</text:span><text:a xlink:type="simple" xlink:href="mailto:system@michigan.gov">[act_owner:system@michigan.gov]</text:a><text:span text:style-name="T25"> [act_insertdate:10/23/2011]</text:span></text:p>
                </text:list-item>
                <text:list-item>
                  <text:p text:style-name="P1"><text:soft-page-break/><text:span text:style-name="T25">record [role:(public)(registrant)(</text:span><text:span text:style-name="T32">ER</text:span><text:span text:style-name="T25">)][act_activity:Created]</text:span><text:span text:style-name="T25"> <text:s text:c="4"/>[act_msg:</text:span><text:span text:style-name="T25">Account] <text:s text:c="30"/>[act_project:][act_owner:smythj</text:span><text:a xlink:type="simple" xlink:href="mailto:smithj@yahoo.com"><text:span text:style-name="T20">@yahoo.com]</text:span></text:a><text:span text:style-name="T25"> [act_insertdate:10/23/2011]</text:span></text:p>
                </text:list-item>
                <text:list-item>
                  <text:p text:style-name="P8"/>
                </text:list-item>
              </text:list>
            </text:list-item>
          </text:list>
        </text:list-item>
        <text:list-item>
          <text:p text:style-name="P2">Home( (public)(registrant)(ER)(<text:span text:style-name="T29">editor</text:span>) ) Screen View </text:p>
          <text:list>
            <text:list-item>
              <text:p text:style-name="P1"><text:span text:style-name="T24">Situation: pre submission of </text:span><text:span text:style-name="T26">Environmental Review</text:span><text:span text:style-name="T24">.</text:span></text:p>
            </text:list-item>
            <text:list-item>
              <text:p text:style-name="P10">Menu: Registration, Ask SHPO , Terms of Use, Logout</text:p>
            </text:list-item>
            <text:list-item>
              <text:p text:style-name="P10">Welcome withsmythj@michigan.gov]</text:p>
            </text:list-item>
            <text:list-item>
              <text:p text:style-name="P10">Grid: Your Tasks</text:p>
            </text:list-item>
            <text:list-item>
              <text:p text:style-name="P10">Task Messages:</text:p>
              <text:list>
                <text:list-item>
                  <text:p text:style-name="P1"><text:span text:style-name="T4">Go</text:span><text:span text:style-name="T5">, </text:span><text:span text:style-name="T6">1, Complete </text:span><text:span text:style-name="T14">Environmental Review</text:span><text:span text:style-name="T6">, smythj</text:span><text:a xlink:type="simple" xlink:href="mailto:smithj@yahoo.com"><text:span text:style-name="T2">@yahoo.com]</text:span></text:a><text:span text:style-name="T6"> 10/23/2011 </text:span></text:p>
                </text:list-item>
                <text:list-item>
                  <text:p text:style-name="P1"><text:span text:style-name="T4">New</text:span><text:span text:style-name="T6">, 2, Start New </text:span><text:span text:style-name="T14">Environmental Review</text:span><text:span text:style-name="T6">,smythj</text:span><text:a xlink:type="simple" xlink:href="mailto:smithj@yahoo.com"><text:span text:style-name="T2">@yahoo.com]</text:span></text:a><text:span text:style-name="T6"> 10/23/2011 </text:span></text:p>
                </text:list-item>
                <text:list-item>
                  <text:p text:style-name="P1"><text:span text:style-name="T12">Request</text:span><text:span text:style-name="T13">, 3</text:span><text:span text:style-name="T11">, Request NRN Privileges , smythj</text:span><text:a xlink:type="simple" xlink:href="mailto:smithj@yahoo.com"><text:span text:style-name="T2">@yahoo.com]</text:span></text:a><text:span text:style-name="T11"> 10/23/2011 </text:span></text:p>
                </text:list-item>
              </text:list>
            </text:list-item>
            <text:list-item>
              <text:p text:style-name="P8">System Activity Messages:</text:p>
            </text:list-item>
            <text:list-item>
              <text:p text:style-name="P8"/>
              <text:list>
                <text:list-item>
                  <text:p text:style-name="P1"><text:span text:style-name="T25">record [role:(public)(registrant)(ER)(</text:span><text:span text:style-name="T30">editor</text:span><text:span text:style-name="T25">)][act_activity:Submitted] <text:s text:c="2"/>[act_msg:</text:span><text:span text:style-name="T26">Environmental Review</text:span><text:span text:style-name="T25"> </text:span><text:span text:style-name="T30">][act_project:The Blue Bus Terminal]</text:span><text:span text:style-name="T25">[act_owner:smythj@yahoo.com]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</text:span><text:span text:style-name="T25">)][act_activity:... TBD][act_msg:</text:span><text:span text:style-name="T30">][act_project:]</text:span><text:span text:style-name="T25">[act_owner:] [act_insertdate:]</text:span></text:p>
                </text:list-item>
                <text:list-item>
                  <text:p text:style-name="P1"><text:span text:style-name="T25">record [role:(public)(registrant)(ER)(</text:span><text:span text:style-name="T30">editor</text:span><text:span text:style-name="T25">)][act_activity:Auto-Granted][act_msg:NRN Editor-Proxy Privileges </text:span><text:span text:style-name="T30">][act_project:The Blue Bus Terminal]</text:span><text:span text:style-name="T25">[act_owner:system@michigan.gov]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</text:span><text:span text:style-name="T25">)][act_activity:Confirmed] <text:s text:c="2"/>[act_msg:Invitation </text:span><text:span text:style-name="T30">] <text:s text:c="9"/>[act_project:The Blue Bus Terminal]</text:span><text:span text:style-name="T25"> </text:span><text:a xlink:type="simple" xlink:href="mailto:jonesc@google.com"><text:span text:style-name="T20">[act_owner:jonesc@google.com]</text:span></text:a><text:span text:style-name="T25">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</text:span><text:span text:style-name="T25">)][act_activity:Invited] <text:s text:c="4"/>[act_msg:</text:span><text:a xlink:type="simple" xlink:href="mailto:jonesc@google.com"><text:span text:style-name="T20">[act_owner:jonesc@google.com]</text:span></text:a><text:span text:style-name="T25"> </text:span><text:span text:style-name="T30">[act_project:The Blue Bus Terminal]</text:span><text:span text:style-name="T25">[act_owner:smythj@yahoo.com]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</text:span><text:span text:style-name="T25">)][act_activity:Created] <text:s text:c="4"/>[act_msg:Property Name </text:span><text:span text:style-name="T30">] <text:s text:c="6"/>[act_project:The Blue Bus Terminal]</text:span><text:span text:style-name="T25">[act_owner:smythj@yahoo.com]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</text:span><text:span text:style-name="T25">)][act_activity:Auto-Granted][act_msg:ER Editor Privileges </text:span><text:span text:style-name="T30">][act_project:The Blue Bus Terminal]</text:span><text:span text:style-name="T25"> [act_owner:system@michigan.gov], [act_insertdate:10/24/2011]</text:span></text:p>
                </text:list-item>
                <text:list-item>
                  <text:p text:style-name="P1"><text:span text:style-name="T25"><text:s/>record [role:(public)(registrant)(ER)(</text:span><text:span text:style-name="T30">editor</text:span><text:span text:style-name="T25">)][act_activity:Initiated] <text:s text:c="2"/>[act_msg:Environmental Review </text:span><text:span text:style-name="T30">][act_project:The Blue Bus Terminal]</text:span><text:span text:style-name="T25">[act_owner:smythj@yahoo.com] [act_insertdate:10/24/2011]</text:span></text:p>
                </text:list-item>
                <text:list-item>
                  <text:p text:style-name="P1"><text:span text:style-name="T25"><text:s/>record [role:(public)(registrant)(ER)(</text:span><text:span text:style-name="T30">editor</text:span><text:span text:style-name="T25">)][act_activity:Auto-Granted][act_msg:Environmental Review ][act_project:][act_owner:system</text:span><text:a xlink:type="simple" xlink:href="mailto:manager@michigan.gov"><text:span text:style-name="T20">@michigan.gov]</text:span></text:a><text:span text:style-name="T25"> [act_insertdate:10/24/2011]</text:span></text:p>
                </text:list-item>
                <text:list-item>
                  <text:p text:style-name="P1"><text:span text:style-name="T25"><text:s/>record [role:(public)(registrant)(ER)(</text:span><text:span text:style-name="T30">editor</text:span><text:span text:style-name="T25">)][act_activity:Requested] <text:s text:c="2"/>[act_msg:Environmental Review Privileges][act_project:]</text:span><text:a xlink:type="simple" xlink:href="mailto:smithj@yahoo.com">[act_owner:smythj@yahoo.com]</text:a><text:span text:style-name="T7"> [act_insertdate:10/23/2011 </text:span><text:span text:style-name="T25">]</text:span></text:p>
                </text:list-item>
                <text:list-item>
                  <text:p text:style-name="P1"><text:span text:style-name="T25"><text:s/>record [role:(public)(registrant)(ER)(</text:span><text:span text:style-name="T30">editor</text:span><text:span text:style-name="T25">)][act_activity:Auto-Granted][act_msg:Registrant Privileges][act_project:][act_owner:system</text:span><text:a xlink:type="simple" xlink:href="mailto:manager@michigan.gov"><text:span text:style-name="T20">@michigan.gov]</text:span></text:a><text:span text:style-name="T25"> [act_insertdate:10/24/2011]</text:span></text:p>
                </text:list-item>
                <text:list-item>
                  <text:p text:style-name="P1"><text:span text:style-name="T25"><text:s/>record [role:(public)(registrant)(ER)(</text:span><text:span text:style-name="T30">editor</text:span><text:span text:style-name="T25">)][act_activity:Created] <text:s text:c="4"/>[act_msg:Experinece and Expertise][act_project:]</text:span><text:a xlink:type="simple" xlink:href="mailto:smithj@yahoo.com"><text:span text:style-name="T20">[act_owner:smythj@yahoo.com]</text:span></text:a><text:span text:style-name="T25"> [act_insertdate:10/23/2011 ]</text:span></text:p>
                </text:list-item>
                <text:list-item>
                  <text:p text:style-name="P1"><text:span text:style-name="T25"><text:s/>record [role:(public)(registrant)(ER)(</text:span><text:span text:style-name="T30">editor</text:span><text:span text:style-name="T25">)][act_activity:Created] <text:s text:c="4"/>[act_msg:Mailing Address] <text:s text:c="5"/>[act_project:]</text:span><text:a xlink:type="simple" xlink:href="mailto:smithj@yahoo.com"><text:span text:style-name="T20">[act_owner:smythj@yahoo.com]</text:span></text:a><text:span text:style-name="T25"> [act_insertdate:10/23/2011 ]</text:span></text:p>
                </text:list-item>
                <text:list-item>
                  <text:p text:style-name="P1"><text:span text:style-name="T25"><text:s/>record [role:(public)(registrant)(ER)(</text:span><text:span text:style-name="T30">editor</text:span><text:span text:style-name="T25">)][act_activity:Created] <text:s text:c="4"/>[act_msg:Phone] <text:s text:c="15"/>[act_project:][act_owner:smythj</text:span><text:a xlink:type="simple" xlink:href="mailto:smithj@yahoo.com"><text:span text:style-name="T20">@yahoo.com]</text:span></text:a><text:span text:style-name="T25"> [act_insertdate:10/23/2011] </text:span></text:p>
                </text:list-item>
                <text:list-item>
                  <text:p text:style-name="P1"><text:span text:style-name="T25"><text:s/>record [role:(public)(registrant)(ER)(</text:span><text:span text:style-name="T30">editor</text:span><text:span text:style-name="T25">)][act_activity:Auto-Granted][act_msg:Account Privileges] <text:s text:c="2"/>[act_project:][act_owner:system@michigan.gov][act_insertdate:10/23/2011]</text:span></text:p>
                </text:list-item>
                <text:list-item>
                  <text:p text:style-name="P1"><text:span text:style-name="T25"><text:s/>record [role:(public)(registrant)(ER)(</text:span><text:span text:style-name="T30">editor</text:span><text:span text:style-name="T25">)][act_activity:Created] <text:s text:c="4"/>[act_msg:Account] <text:s text:c="13"/>[act_project:][act_owner:smythj</text:span><text:a xlink:type="simple" xlink:href="mailto:smithj@yahoo.com"><text:span text:style-name="T20">@yahoo.com]</text:span></text:a><text:span text:style-name="T25"> [act_insertdate:10/23/2011 ]</text:span></text:p>
                  <text:p text:style-name="P8"/>
                </text:list-item>
              </text:list>
            </text:list-item>
          </text:list>
        </text:list-item>
        <text:list-item>
          <text:p text:style-name="P2">Home( (public)(registrant)(ER)(<text:span text:style-name="T29">editor-proxy</text:span>) ) Screen View </text:p>
          <text:list>
            <text:list-item>
              <text:p text:style-name="P1"><text:span text:style-name="T24">Situation: pre submission of </text:span><text:span text:style-name="T26">Environmental Review</text:span><text:span text:style-name="T24">.</text:span></text:p>
            </text:list-item>
            <text:list-item>
              <text:p text:style-name="P10">Menu: Registration, Ask SHPO , Terms of Use, Logout</text:p>
            </text:list-item>
            <text:list-item>
              <text:p text:style-name="P10">Welcome johnsonm@michigan.gov]</text:p>
            </text:list-item>
            <text:list-item>
              <text:p text:style-name="P10">Grid: Your Tasks</text:p>
            </text:list-item>
            <text:list-item>
              <text:p text:style-name="P10">Task Messages:</text:p>
              <text:list>
                <text:list-item>
                  <text:p text:style-name="P1"><text:span text:style-name="T4">Confirm</text:span><text:span text:style-name="T5">, </text:span><text:span text:style-name="T6">1, ER Invitation , The Blue Bus Terminal, smythj</text:span><text:a xlink:type="simple" xlink:href="mailto:smithj@yahoo.com"><text:span text:style-name="T2">@yahoo.com]</text:span></text:a><text:span text:style-name="T6"> [act_insertdate:10/23/2011 </text:span></text:p>
                </text:list-item>
                <text:list-item>
                  <text:p text:style-name="P6"><text:span text:style-name="T22">New</text:span><text:span text:style-name="T20">, 2, Start New </text:span><text:span text:style-name="T34">Environmental Review, </text:span><text:span text:style-name="T20">,johnsonm@michigan.gov], [act_insertdate:10/23/2011 </text:span></text:p>
                </text:list-item>
                <text:list-item>
                  <text:p text:style-name="P1"><text:span text:style-name="T12">Request</text:span><text:span text:style-name="T13">, 3</text:span><text:span text:style-name="T11">, Request NRN Privileges, , smythj</text:span><text:a xlink:type="simple" xlink:href="mailto:smithj@yahoo.com"><text:span text:style-name="T2">@yahoo.com]</text:span></text:a><text:span text:style-name="T11"> [act_insertdate:10/23/2011 </text:span></text:p>
                  <text:p text:style-name="P1"><text:span text:style-name="T11"/></text:p>
                </text:list-item>
              </text:list>
            </text:list-item>
            <text:list-item>
              <text:p text:style-name="P8">System Activity Messages:</text:p>
              <text:list>
                <text:list-item>
                  <text:p text:style-name="P1"><text:span text:style-name="T25">record [role:(public)(registrant)(ER)(</text:span><text:span text:style-name="T30">editor-proxy</text:span><text:span text:style-name="T25">)][act_activity:Submitted] <text:s text:c="2"/>[act_msg: </text:span><text:span text:style-name="T26">Environmental Review</text:span><text:span text:style-name="T30">] <text:s text:c="6"/>[act_project:The Blue Bus Terminal]</text:span><text:span text:style-name="T25">[act_owner:smythj@yahoo.com]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-proxy</text:span><text:span text:style-name="T25">)][act_activity:... TBD] <text:s text:c="4"/>[act_msg:]</text:span><text:span text:style-name="T30">[act_project:]</text:span><text:span text:style-name="T25">[act_owner:] [act_insertdate:]</text:span></text:p>
                </text:list-item>
                <text:list-item>
                  <text:p text:style-name="P1"><text:span text:style-name="T25">record [role:(public)(registrant)(ER)(</text:span><text:span text:style-name="T30">editor-proxy</text:span><text:span text:style-name="T25">)][act_activity:Auto-Granted][act_msg: NRN Editor-Proxy Privileges</text:span><text:span text:style-name="T30">][act_project:The Blue Bus Terminal]</text:span><text:soft-page-break/><text:span text:style-name="T25">[act_owner:system@michigan.gov]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-proxy</text:span><text:span text:style-name="T25">)][act_activity:Confirmed] <text:s text:c="2"/>[act_msg: Invitation</text:span><text:span text:style-name="T30">] <text:s text:c="16"/>[act_project:The Blue Bus Terminal]</text:span><text:span text:style-name="T25"> [act_owner:johnsonm@michigan.gov]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-proxy</text:span><text:span text:style-name="T25">)][act_activity:Invited] <text:s text:c="4"/>[act_msg: </text:span><text:a xlink:type="simple" xlink:href="mailto:johnsonm@michigan.gov">johnsonm@michigan.gov</text:a><text:span text:style-name="T25">]</text:span><text:span text:style-name="T30">] <text:s text:c="4"/>[act_project:The Blue Bus Terminal]</text:span><text:span text:style-name="T25">[act_owner:smythj@yahoo.com]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-proxy</text:span><text:span text:style-name="T25">)][act_activity:Created] <text:s text:c="4"/>[act_msg: Property Name, </text:span><text:span text:style-name="T30">] <text:s text:c="11"/>[act_project:The Blue Bus Terminal]</text:span><text:span text:style-name="T25">[act_owner:smythj@yahoo.com] [act_insertdate:10/24/2011]</text:span></text:p>
                </text:list-item>
                <text:list-item>
                  <text:p text:style-name="P1"><text:span text:style-name="T25">record [role:(public)(registrant)(ER)(</text:span><text:span text:style-name="T30">editor-proxy</text:span><text:span text:style-name="T25">)][act_activity:Auto-Granted][act_msg: ER Editor Privileges</text:span><text:span text:style-name="T30">] <text:s text:c="6"/>[act_project:The Blue Bus Terminal]</text:span><text:span text:style-name="T25"> [act_owner:system@michigan.gov] [act_insertdate:10/24/2011]</text:span></text:p>
                </text:list-item>
                <text:list-item>
                  <text:p text:style-name="P1"><text:span text:style-name="T25"><text:s/>record [role:(public)(registrant)(ER)(</text:span><text:span text:style-name="T30">editor-proxy</text:span><text:span text:style-name="T25">)][act_activity:Initiated] <text:s text:c="2"/>[act_msg: Environmental Review</text:span><text:span text:style-name="T30">] <text:s text:c="6"/>[act_project:The Blue Bus Terminal]</text:span><text:span text:style-name="T25">[act_owner:smythj@yahoo.com] [act_insertdate:10/24/2011]</text:span></text:p>
                </text:list-item>
                <text:list-item>
                  <text:p text:style-name="P1"><text:span text:style-name="T25"><text:s/>record [role:(public)(registrant)(ER)(</text:span><text:span text:style-name="T30">editor-proxy</text:span><text:span text:style-name="T25">)][act_activity:Auto-Granted][act_msg: Environmental Review Privileges][act_project:][act_owner:system</text:span><text:a xlink:type="simple" xlink:href="mailto:manager@michigan.gov">@michigan.gov]</text:a><text:span text:style-name="T25">[act_insertdate:10/24/2011]</text:span></text:p>
                </text:list-item>
                <text:list-item>
                  <text:p text:style-name="P1"><text:span text:style-name="T25"><text:s/>record [role:(public)(registrant)(ER)(</text:span><text:span text:style-name="T30">editor-proxy</text:span><text:span text:style-name="T25">)][act_activity:Requested] <text:s text:c="2"/>[act_msg: Environmental Review Privileges][act_project:][act_owner:johnsonm@michigan.gov]</text:span><text:span text:style-name="T7">[act_insertdate:10/23/2011 </text:span><text:span text:style-name="T25">]</text:span></text:p>
                </text:list-item>
                <text:list-item>
                  <text:p text:style-name="P1"><text:span text:style-name="T25"><text:s/>record [role:(public)(registrant)(ER)(</text:span><text:span text:style-name="T30">editor-proxy</text:span><text:span text:style-name="T25">)][act_activity:Auto-Granted][act_msg: Registrant Privileges] <text:s text:c="5"/>[act_project:][act_owner:system</text:span><text:a xlink:type="simple" xlink:href="mailto:manager@michigan.gov">@michigan.gov]</text:a><text:span text:style-name="T25"> [act_insertdate:10/24/2011]</text:span></text:p>
                </text:list-item>
                <text:list-item>
                  <text:p text:style-name="P1"><text:span text:style-name="T25"><text:s/>record [role:(public)(registrant)(ER)(</text:span><text:span text:style-name="T30">editor-proxy</text:span><text:span text:style-name="T25">)][act_activity:Created] <text:s text:c="4"/>[act_msg: Experinece and Expertise] <text:s text:c="2"/>[act_project:][act_owner:johnsonm@michigan.gov][act_insertdate:10/23/2011 ]</text:span></text:p>
                </text:list-item>
                <text:list-item>
                  <text:p text:style-name="P1"><text:span text:style-name="T25"><text:s/>record [role:(public)(registrant)(ER)(</text:span><text:span text:style-name="T30">editor-proxy</text:span><text:span text:style-name="T25">)][act_activity:Created] <text:s text:c="4"/>[act_msg: Mailing Address] <text:s text:c="11"/>[act_project:][act_owner:johnsonm@michigan.gov][act_insertdate:10/23/2011 ]</text:span></text:p>
                </text:list-item>
                <text:list-item>
                  <text:p text:style-name="P1"><text:span text:style-name="T25"><text:s/>record [role:(public)(registrant)(ER)(</text:span><text:span text:style-name="T30">editor-proxy</text:span><text:span text:style-name="T25">)][act_activity:Created] <text:s text:c="4"/>[act_msg: Phone] <text:s text:c="21"/>[act_project:][act_owner:johnsonm@michigan.gov][act_project:][act_insertdate:10/23/2011 ]</text:span></text:p>
                </text:list-item>
                <text:list-item>
                  <text:p text:style-name="P1"><text:span text:style-name="T25"><text:s/>record [role:(public)(registrant)(ER)(</text:span><text:span text:style-name="T30">editor-proxy</text:span><text:span text:style-name="T25">)][act_activity:Auto-Granted][act_msg: Account Privileges] <text:s text:c="8"/>[act_project:]</text:span><text:a xlink:type="simple" xlink:href="mailto:system@michigan.gov">[act_owner:system@michigan.gov]</text:a><text:span text:style-name="T25">] [act_insertdate:[act_insertdate:10/23/2011 ]</text:span></text:p>
                </text:list-item>
                <text:list-item>
                  <text:p text:style-name="P1"><text:span text:style-name="T25"><text:s/>record [role:(public)(registrant)(ER)(</text:span><text:span text:style-name="T30">editor-proxy</text:span><text:span text:style-name="T25">)][act_activity:Created]][act_msg: Account][act_owner:johnsonm@michigan.gov][act_project: ][act_insertdate:10/23/2011]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onsolas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8H40M8S</meta:editing-duration>
    <meta:editing-cycles>161</meta:editing-cycles>
    <meta:generator>OpenOffice.org/3.3$Win32 OpenOffice.org_project/330m20$Build-9567</meta:generator>
    <dc:date>2012-01-06T15:16:03.62</dc:date>
    <dc:creator>James Wilfong</dc:creator>
    <meta:document-statistic meta:table-count="0" meta:image-count="0" meta:object-count="0" meta:page-count="7" meta:paragraph-count="196" meta:word-count="1596" meta:character-count="26700"/>
    <meta:user-defined meta:name="Info 1"/>
    <meta:user-defined meta:name="Info 2"/>
    <meta:user-defined meta:name="Info 3"/>
    <meta:user-defined meta:name="Info 4"/>
  </office:meta>
</office:document-meta>
</file>